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9ca4" officeooo:paragraph-rsid="00039ca4"/>
    </style:style>
    <style:style style:name="T1" style:family="text">
      <style:text-properties officeooo:rsid="00039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update-alternatives --set php /usr/bin/php8.2</text:p>
      <text:p text:style-name="Standard">sudo update-alternatives --set php /usr/bin/php<text:span text:style-name="T1">7.4</text:span></text:p>
      <text:p text:style-name="P1">sudo a2dismod php7.4</text:p>
      <text:p text:style-name="P1">sudo a2enmod php8.2</text:p>
      <text:p text:style-name="P1"/>
      <text:p text:style-name="P1">sudo service apache2 restart</text:p>
      <text:p text:style-name="P1"/>
      <text:p text:style-name="P1"/>
      <text:p text:style-name="P1"/>
      <text:p text:style-name="P1">root@user-desktop:/usr/bin# exit</text:p>
      <text:p text:style-name="P1"/>
      <text:p text:style-name="P1">exit</text:p>
      <text:p text:style-name="P1"/>
      <text:p text:style-name="P1">user@user-desktop:~$ sudo update-alternatives --set php /usr/bin/php</text:p>
      <text:p text:style-name="P1">php <text:s text:c="11"/>php7.2 <text:s text:c="8"/>php7.4 <text:s text:c="8"/>php8.1 <text:s text:c="8"/>php8.2 <text:s text:c="8"/>php-config <text:s text:c="4"/>php-config8.1 <text:s/>phpize <text:s text:c="8"/>phpize8.1 <text:s text:c="5"/></text:p>
      <text:p text:style-name="P1"/>
      <text:p text:style-name="P1">user@user-desktop:~$ sudo update-alternatives --set php /usr/bin/php8.2 </text:p>
      <text:p text:style-name="P1"/>
      <text:p text:style-name="P1">update-alternatives: using /usr/bin/php8.2 to provide /usr/bin/php (php) in manual mode</text:p>
      <text:p text:style-name="P1"/>
      <text:p text:style-name="P1">user@user-desktop:~$ sudo service apache2 restart</text:p>
      <text:p text:style-name="P1"/>
      <text:p text:style-name="P1">user@user-desktop:~$ sudo a2enmod php</text:p>
      <text:p text:style-name="P1">php7.4 <text:s/>php8.1 <text:s/>php8.2 <text:s/></text:p>
      <text:p text:style-name="P1"/>
      <text:p text:style-name="P1">user@user-desktop:~$ sudo a2enmod php</text:p>
      <text:p text:style-name="P1">php7.4 <text:s/>php8.1 <text:s/>php8.2 <text:s/></text:p>
      <text:p text:style-name="P1"/>
      <text:p text:style-name="P1">user@user-desktop:~$ sudo a2enmod php8.</text:p>
      <text:p text:style-name="P1">php8.1 <text:s/>php8.2 <text:s/></text:p>
      <text:p text:style-name="P1"/>
      <text:p text:style-name="P1">user@user-desktop:~$ sudo a2enmod php8.2</text:p>
      <text:p text:style-name="P1"/>
      <text:p text:style-name="P1">user@user-desktop:~$ sudo service apache2 restart</text:p>
      <text:p text:style-name="P1">user@user-desktop:~$ php -v</text:p>
      <text:p text:style-name="P1">user@user-desktop:~$ cd /var/www/html/</text:p>
      <text:p text:style-name="P1">user@user-desktop:/var/www/html$ ls</text:p>
      <text:p text:style-name="P1">user@user-desktop:/var/www/html$ touch index.php</text:p>
      <text:p text:style-name="P1">user@user-desktop:/var/www/html$ sudo chmod 777 index.php </text:p>
      <text:p text:style-name="P1">user@user-desktop:/var/www/html$ vi index.php </text:p>
      <text:p text:style-name="P1">user@user-desktop:/var/www/html$ sudo vi /etc/php/8.1/apache2/php.ini</text:p>
      <text:p text:style-name="P1">user@user-desktop:/var/www/html$ sudo service apache2 restart</text:p>
      <text:p text:style-name="P1"/>
      <text:p text:style-name="P1"/>
      <text:p text:style-name="P1">composer create-project laravel/laravel .</text:p>
      <text:p text:style-name="P1">composer create-project laravel/laravel 02test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4T14:54:00.280239086</meta:creation-date>
    <dc:date>2023-08-24T16:09:48.274148176</dc:date>
    <meta:editing-duration>PT45M27S</meta:editing-duration>
    <meta:editing-cycles>1</meta:editing-cycles>
    <meta:document-statistic meta:table-count="0" meta:image-count="0" meta:object-count="0" meta:page-count="1" meta:paragraph-count="30" meta:word-count="128" meta:character-count="1350" meta:non-whitespace-character-count="1180"/>
    <meta:generator>LibreOffice/6.0.7.3$Linux_X86_64 LibreOffice_project/00m0$Build-3</meta:generator>
  </office:meta>
</office:document-meta>
</file>